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/>
    <style:style style:name="ce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6" style:family="table-cell" style:parent-style-name="Pivot_20_Table_20_Value">
      <style:table-cell-properties fo:border-bottom="none" fo:border-left="none" fo:border-right="none" fo:border-top="0.99pt solid #000000"/>
    </style:style>
    <style:style style:name="ce27" style:family="table-cell" style:parent-style-name="Pivot_20_Table_20_Value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Qubi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Qubit (ng/m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Sample DNA conc (ng/uL) (ug/mL)</text:p>
          </table:table-cell>
          <table:table-cell office:value-type="string" calcext:value-type="string">
            <text:p>Dilution Factor</text:p>
          </table:table-cell>
          <table:table-cell office:value-type="string" calcext:value-type="string">
            <text:p>DNA Conc (ng/uL) (ug/mL)</text:p>
          </table:table-cell>
          <table:table-cell office:value-type="string" calcext:value-type="string">
            <text:p>Qubit Batch</text:p>
          </table:table-cell>
          <table:table-cell office:value-type="string" calcext:value-type="string">
            <text:p>Target Conc (ng/uL) ug/mL</text:p>
          </table:table-cell>
          <table:table-cell office:value-type="string" calcext:value-type="string">
            <text:p>Target Vol (uL)</text:p>
          </table:table-cell>
          <table:table-cell office:value-type="string" calcext:value-type="string">
            <text:p>Sample Vol (uL)</text:p>
          </table:table-cell>
          <table:table-cell office:value-type="string" calcext:value-type="string">
            <text:p>Rounded Sample Vol (uL)</text:p>
          </table:table-cell>
          <table:table-cell office:value-type="string" calcext:value-type="string">
            <text:p>Final Conc (ng/uL or ug/mL)</text:p>
          </table:table-cell>
          <table:table-cell office:value-type="string" calcext:value-type="string">
            <text:p>Water Vol (uL)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N01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table:formula="of:=[.B2]*(200/[.C2])/1000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]*[.I2])/[.F2]" office:value-type="float" office:value="5.4525627044711" calcext:value-type="float">
            <text:p>5.45</text:p>
          </table:table-cell>
          <table:table-cell table:formula="of:=ROUND([.J2];0)" office:value-type="float" office:value="5" calcext:value-type="float">
            <text:p>5</text:p>
          </table:table-cell>
          <table:table-cell table:formula="of:=([.F2]*[.K2])/[.I2]" office:value-type="float" office:value="1.834" calcext:value-type="float">
            <text:p>1.834</text:p>
          </table:table-cell>
          <table:table-cell table:formula="of:=[.I2]-[.K2]" office:value-type="float" office:value="45" calcext:value-type="float">
            <text:p>4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N02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table:formula="of:=[.B3]*(200/[.C3])/1000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7.32" calcext:value-type="float">
            <text:p>17.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]*[.I3])/[.F3]" office:value-type="float" office:value="5.77367205542725" calcext:value-type="float">
            <text:p>5.77</text:p>
          </table:table-cell>
          <table:table-cell table:formula="of:=ROUND([.J3];0)" office:value-type="float" office:value="6" calcext:value-type="float">
            <text:p>6</text:p>
          </table:table-cell>
          <table:table-cell table:formula="of:=([.F3]*[.K3])/[.I3]" office:value-type="float" office:value="2.0784" calcext:value-type="float">
            <text:p>2.0784</text:p>
          </table:table-cell>
          <table:table-cell table:formula="of:=[.I3]-[.K3]" office:value-type="float" office:value="44" calcext:value-type="float">
            <text:p>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N0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table:formula="of:=[.B4]*(200/[.C4])/1000"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7.38" calcext:value-type="float">
            <text:p>7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]*[.I4])/[.F4]" office:value-type="float" office:value="13.550135501355" calcext:value-type="float">
            <text:p>13.55</text:p>
          </table:table-cell>
          <table:table-cell table:formula="of:=ROUND([.J4];0)" office:value-type="float" office:value="14" calcext:value-type="float">
            <text:p>14</text:p>
          </table:table-cell>
          <table:table-cell table:formula="of:=([.F4]*[.K4])/[.I4]" office:value-type="float" office:value="2.0664" calcext:value-type="float">
            <text:p>2.0664</text:p>
          </table:table-cell>
          <table:table-cell table:formula="of:=[.I4]-[.K4]" office:value-type="float" office:value="36" calcext:value-type="float">
            <text:p>3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N04</text:p>
          </table:table-cell>
          <table:table-cell office:value-type="float" office:value="37.3" calcext:value-type="float">
            <text:p>37.3</text:p>
          </table:table-cell>
          <table:table-cell office:value-type="float" office:value="1" calcext:value-type="float">
            <text:p>1</text:p>
          </table:table-cell>
          <table:table-cell table:formula="of:=[.B5]*(200/[.C5])/1000"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table:formula="of:=[.D5]*[.E5]" office:value-type="float" office:value="7.46" calcext:value-type="float">
            <text:p>7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]*[.I5])/[.F5]" office:value-type="float" office:value="13.4048257372654" calcext:value-type="float">
            <text:p>13.40</text:p>
          </table:table-cell>
          <table:table-cell table:formula="of:=ROUND([.J5];0)" office:value-type="float" office:value="13" calcext:value-type="float">
            <text:p>13</text:p>
          </table:table-cell>
          <table:table-cell table:formula="of:=([.F5]*[.K5])/[.I5]" office:value-type="float" office:value="1.9396" calcext:value-type="float">
            <text:p>1.9396</text:p>
          </table:table-cell>
          <table:table-cell table:formula="of:=[.I5]-[.K5]" office:value-type="float" office:value="37" calcext:value-type="float">
            <text:p>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N05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table:formula="of:=[.B6]*(200/[.C6])/1000" office:value-type="float" office:value="14.74" calcext:value-type="float">
            <text:p>14.74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4.74" calcext:value-type="float">
            <text:p>14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6]*[.I6])/[.F6]" office:value-type="float" office:value="6.7842605156038" calcext:value-type="float">
            <text:p>6.78</text:p>
          </table:table-cell>
          <table:table-cell table:formula="of:=ROUND([.J6];0)" office:value-type="float" office:value="7" calcext:value-type="float">
            <text:p>7</text:p>
          </table:table-cell>
          <table:table-cell table:formula="of:=([.F6]*[.K6])/[.I6]" office:value-type="float" office:value="2.0636" calcext:value-type="float">
            <text:p>2.0636</text:p>
          </table:table-cell>
          <table:table-cell table:formula="of:=[.I6]-[.K6]" office:value-type="float" office:value="43" calcext:value-type="float">
            <text:p>4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N0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[.B7]*(200/[.C7])/1000"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7]*[.I7])/[.F7]" office:value-type="float" office:value="2.89017341040462" calcext:value-type="float">
            <text:p>2.89</text:p>
          </table:table-cell>
          <table:table-cell table:formula="of:=ROUND([.J7];0)" office:value-type="float" office:value="3" calcext:value-type="float">
            <text:p>3</text:p>
          </table:table-cell>
          <table:table-cell table:formula="of:=([.F7]*[.K7])/[.I7]" office:value-type="float" office:value="2.076" calcext:value-type="float">
            <text:p>2.076</text:p>
          </table:table-cell>
          <table:table-cell table:formula="of:=[.I7]-[.K7]" office:value-type="float" office:value="47" calcext:value-type="float">
            <text:p>4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N0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[.B8]*(200/[.C8])/1000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8]*[.I8])/[.F8]" office:value-type="float" office:value="4.27350427350427" calcext:value-type="float">
            <text:p>4.27</text:p>
          </table:table-cell>
          <table:table-cell table:formula="of:=ROUND([.J8];0)" office:value-type="float" office:value="4" calcext:value-type="float">
            <text:p>4</text:p>
          </table:table-cell>
          <table:table-cell table:formula="of:=([.F8]*[.K8])/[.I8]" office:value-type="float" office:value="1.872" calcext:value-type="float">
            <text:p>1.872</text:p>
          </table:table-cell>
          <table:table-cell table:formula="of:=[.I8]-[.K8]" office:value-type="float" office:value="46" calcext:value-type="float">
            <text:p>4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N08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9]*(200/[.C9])/1000" office:value-type="float" office:value="70.8" calcext:value-type="float">
            <text:p>70.8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70.8" calcext:value-type="float">
            <text:p>7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H9]*[.I9])/[.F9]" office:value-type="float" office:value="0.988700564971751" calcext:value-type="float">
            <text:p>0.99</text:p>
          </table:table-cell>
          <table:table-cell table:formula="of:=ROUND([.J9];0)" office:value-type="float" office:value="1" calcext:value-type="float">
            <text:p>1</text:p>
          </table:table-cell>
          <table:table-cell table:formula="of:=([.F9]*[.K9])/[.I9]" office:value-type="float" office:value="2.02285714285714" calcext:value-type="float">
            <text:p>2.02285714285714</text:p>
          </table:table-cell>
          <table:table-cell table:formula="of:=[.I9]-[.K9]" office:value-type="float" office:value="34" calcext:value-type="float">
            <text:p>3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N0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0]*(200/[.C10])/1000"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22.6" calcext:value-type="float">
            <text:p>22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0]*[.I10])/[.F10]" office:value-type="float" office:value="4.42477876106195" calcext:value-type="float">
            <text:p>4.42</text:p>
          </table:table-cell>
          <table:table-cell table:formula="of:=ROUND([.J10];0)" office:value-type="float" office:value="4" calcext:value-type="float">
            <text:p>4</text:p>
          </table:table-cell>
          <table:table-cell table:formula="of:=([.F10]*[.K10])/[.I10]" office:value-type="float" office:value="1.808" calcext:value-type="float">
            <text:p>1.808</text:p>
          </table:table-cell>
          <table:table-cell table:formula="of:=[.I10]-[.K10]" office:value-type="float" office:value="46" calcext:value-type="float">
            <text:p>4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N10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table:formula="of:=[.B11]*(200/[.C11])/1000" office:value-type="float" office:value="12.42" calcext:value-type="float">
            <text:p>12.42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12.42" calcext:value-type="float">
            <text:p>12.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1]*[.I11])/[.F11]" office:value-type="float" office:value="8.05152979066023" calcext:value-type="float">
            <text:p>8.05</text:p>
          </table:table-cell>
          <table:table-cell table:formula="of:=ROUND([.J11];0)" office:value-type="float" office:value="8" calcext:value-type="float">
            <text:p>8</text:p>
          </table:table-cell>
          <table:table-cell table:formula="of:=([.F11]*[.K11])/[.I11]" office:value-type="float" office:value="1.9872" calcext:value-type="float">
            <text:p>1.9872</text:p>
          </table:table-cell>
          <table:table-cell table:formula="of:=[.I11]-[.K11]" office:value-type="float" office:value="42" calcext:value-type="float">
            <text:p>4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N1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B12]*(200/[.C12])/1000"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31.4" calcext:value-type="float">
            <text:p>31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2]*[.I12])/[.F12]" office:value-type="float" office:value="3.18471337579618" calcext:value-type="float">
            <text:p>3.18</text:p>
          </table:table-cell>
          <table:table-cell table:formula="of:=ROUND([.J12];0)" office:value-type="float" office:value="3" calcext:value-type="float">
            <text:p>3</text:p>
          </table:table-cell>
          <table:table-cell table:formula="of:=([.F12]*[.K12])/[.I12]" office:value-type="float" office:value="1.884" calcext:value-type="float">
            <text:p>1.884</text:p>
          </table:table-cell>
          <table:table-cell table:formula="of:=[.I12]-[.K12]" office:value-type="float" office:value="47" calcext:value-type="float">
            <text:p>4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N1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3]*(200/[.C13])/100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3]*[.I13])/[.F13]" office:value-type="float" office:value="3.03030303030303" calcext:value-type="float">
            <text:p>3.03</text:p>
          </table:table-cell>
          <table:table-cell table:formula="of:=ROUND([.J13];0)" office:value-type="float" office:value="3" calcext:value-type="float">
            <text:p>3</text:p>
          </table:table-cell>
          <table:table-cell table:formula="of:=([.F13]*[.K13])/[.I13]" office:value-type="float" office:value="1.98" calcext:value-type="float">
            <text:p>1.98</text:p>
          </table:table-cell>
          <table:table-cell table:formula="of:=[.I13]-[.K13]" office:value-type="float" office:value="47" calcext:value-type="float">
            <text:p>4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2P01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table:formula="of:=[.B14]*(200/[.C14])/1000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4]*[.I14])/[.F14]" office:value-type="float" office:value="13.0890052356021" calcext:value-type="float">
            <text:p>13.09</text:p>
          </table:table-cell>
          <table:table-cell table:formula="of:=ROUND([.J14];0)" office:value-type="float" office:value="13" calcext:value-type="float">
            <text:p>13</text:p>
          </table:table-cell>
          <table:table-cell table:formula="of:=([.F14]*[.K14])/[.I14]" office:value-type="float" office:value="1.9864" calcext:value-type="float">
            <text:p>1.9864</text:p>
          </table:table-cell>
          <table:table-cell table:formula="of:=[.I14]-[.K14]" office:value-type="float" office:value="37" calcext:value-type="float">
            <text:p>3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2P0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B15]*(200/[.C15])/1000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table:formula="of:=[.D15]*[.E15]"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5]*[.I15])/[.F15]" office:value-type="float" office:value="3.7593984962406" calcext:value-type="float">
            <text:p>3.76</text:p>
          </table:table-cell>
          <table:table-cell table:formula="of:=ROUND([.J15];0)" office:value-type="float" office:value="4" calcext:value-type="float">
            <text:p>4</text:p>
          </table:table-cell>
          <table:table-cell table:formula="of:=([.F15]*[.K15])/[.I15]" office:value-type="float" office:value="2.128" calcext:value-type="float">
            <text:p>2.128</text:p>
          </table:table-cell>
          <table:table-cell table:formula="of:=[.I15]-[.K15]" office:value-type="float" office:value="46" calcext:value-type="float">
            <text:p>4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P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16]*(200/[.C16])/1000"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7.2" calcext:value-type="float">
            <text:p>7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6]*[.I16])/[.F16]" office:value-type="float" office:value="13.8888888888889" calcext:value-type="float">
            <text:p>13.89</text:p>
          </table:table-cell>
          <table:table-cell table:formula="of:=ROUND([.J16];0)" office:value-type="float" office:value="14" calcext:value-type="float">
            <text:p>14</text:p>
          </table:table-cell>
          <table:table-cell table:formula="of:=([.F16]*[.K16])/[.I16]" office:value-type="float" office:value="2.016" calcext:value-type="float">
            <text:p>2.016</text:p>
          </table:table-cell>
          <table:table-cell table:formula="of:=[.I16]-[.K16]" office:value-type="float" office:value="36" calcext:value-type="float">
            <text:p>3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P04</text:p>
          </table:table-cell>
          <table:table-cell office:value-type="float" office:value="32.3" calcext:value-type="float">
            <text:p>32.3</text:p>
          </table:table-cell>
          <table:table-cell office:value-type="float" office:value="1" calcext:value-type="float">
            <text:p>1</text:p>
          </table:table-cell>
          <table:table-cell table:formula="of:=[.B17]*(200/[.C17])/1000"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.46" calcext:value-type="float">
            <text:p>6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7]*[.I17])/[.F17]" office:value-type="float" office:value="15.4798761609907" calcext:value-type="float">
            <text:p>15.48</text:p>
          </table:table-cell>
          <table:table-cell table:formula="of:=ROUND([.J17];0)" office:value-type="float" office:value="15" calcext:value-type="float">
            <text:p>15</text:p>
          </table:table-cell>
          <table:table-cell table:formula="of:=([.F17]*[.K17])/[.I17]" office:value-type="float" office:value="1.938" calcext:value-type="float">
            <text:p>1.938</text:p>
          </table:table-cell>
          <table:table-cell table:formula="of:=[.I17]-[.K17]" office:value-type="float" office:value="35" calcext:value-type="float">
            <text:p>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P05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table:formula="of:=[.B18]*(200/[.C18])/1000" office:value-type="float" office:value="5.38" calcext:value-type="float">
            <text:p>5.3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5.38" calcext:value-type="float">
            <text:p>5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8]*[.I18])/[.F18]" office:value-type="float" office:value="18.5873605947955" calcext:value-type="float">
            <text:p>18.59</text:p>
          </table:table-cell>
          <table:table-cell table:formula="of:=ROUND([.J18];0)" office:value-type="float" office:value="19" calcext:value-type="float">
            <text:p>19</text:p>
          </table:table-cell>
          <table:table-cell table:formula="of:=([.F18]*[.K18])/[.I18]" office:value-type="float" office:value="2.0444" calcext:value-type="float">
            <text:p>2.0444</text:p>
          </table:table-cell>
          <table:table-cell table:formula="of:=[.I18]-[.K18]" office:value-type="float" office:value="31" calcext:value-type="float">
            <text:p>3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2P06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table:formula="of:=[.B19]*(200/[.C19])/1000"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19]*[.I19])/[.F19]" office:value-type="float" office:value="5.58659217877095" calcext:value-type="float">
            <text:p>5.59</text:p>
          </table:table-cell>
          <table:table-cell table:formula="of:=ROUND([.J19];0)" office:value-type="float" office:value="6" calcext:value-type="float">
            <text:p>6</text:p>
          </table:table-cell>
          <table:table-cell table:formula="of:=([.F19]*[.K19])/[.I19]" office:value-type="float" office:value="2.148" calcext:value-type="float">
            <text:p>2.148</text:p>
          </table:table-cell>
          <table:table-cell table:formula="of:=[.I19]-[.K19]" office:value-type="float" office:value="44" calcext:value-type="float">
            <text:p>4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2P0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B20]*(200/[.C20])/1000"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33.8" calcext:value-type="float">
            <text:p>33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0]*[.I20])/[.F20]" office:value-type="float" office:value="2.95857988165681" calcext:value-type="float">
            <text:p>2.96</text:p>
          </table:table-cell>
          <table:table-cell table:formula="of:=ROUND([.J20];0)" office:value-type="float" office:value="3" calcext:value-type="float">
            <text:p>3</text:p>
          </table:table-cell>
          <table:table-cell table:formula="of:=([.F20]*[.K20])/[.I20]" office:value-type="float" office:value="2.028" calcext:value-type="float">
            <text:p>2.028</text:p>
          </table:table-cell>
          <table:table-cell table:formula="of:=[.I20]-[.K20]" office:value-type="float" office:value="47" calcext:value-type="float">
            <text:p>4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P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B21]*(200/[.C21])/1000"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[.D21]*[.E21]"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1]*[.I21])/[.F21]" office:value-type="float" office:value="4.13223140495868" calcext:value-type="float">
            <text:p>4.13</text:p>
          </table:table-cell>
          <table:table-cell table:formula="of:=ROUND([.J21];0)" office:value-type="float" office:value="4" calcext:value-type="float">
            <text:p>4</text:p>
          </table:table-cell>
          <table:table-cell table:formula="of:=([.F21]*[.K21])/[.I21]" office:value-type="float" office:value="1.936" calcext:value-type="float">
            <text:p>1.936</text:p>
          </table:table-cell>
          <table:table-cell table:formula="of:=[.I21]-[.K21]" office:value-type="float" office:value="46" calcext:value-type="float">
            <text:p>4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2P09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[.B22]*(200/[.C22])/1000" office:value-type="float" office:value="19.16" calcext:value-type="float">
            <text:p>19.16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19.16" calcext:value-type="float">
            <text:p>19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2]*[.I22])/[.F22]" office:value-type="float" office:value="5.21920668058455" calcext:value-type="float">
            <text:p>5.22</text:p>
          </table:table-cell>
          <table:table-cell table:formula="of:=ROUND([.J22];0)" office:value-type="float" office:value="5" calcext:value-type="float">
            <text:p>5</text:p>
          </table:table-cell>
          <table:table-cell table:formula="of:=([.F22]*[.K22])/[.I22]" office:value-type="float" office:value="1.916" calcext:value-type="float">
            <text:p>1.916</text:p>
          </table:table-cell>
          <table:table-cell table:formula="of:=[.I22]-[.K22]" office:value-type="float" office:value="45" calcext:value-type="float">
            <text:p>4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2P10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  <table:table-cell table:formula="of:=[.B23]*(200/[.C23])/1000"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13.64" calcext:value-type="float">
            <text:p>13.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3]*[.I23])/[.F23]" office:value-type="float" office:value="7.33137829912023" calcext:value-type="float">
            <text:p>7.33</text:p>
          </table:table-cell>
          <table:table-cell table:formula="of:=ROUND([.J23];0)" office:value-type="float" office:value="7" calcext:value-type="float">
            <text:p>7</text:p>
          </table:table-cell>
          <table:table-cell table:formula="of:=([.F23]*[.K23])/[.I23]" office:value-type="float" office:value="1.9096" calcext:value-type="float">
            <text:p>1.9096</text:p>
          </table:table-cell>
          <table:table-cell table:formula="of:=[.I23]-[.K23]" office:value-type="float" office:value="43" calcext:value-type="float">
            <text:p>4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2P11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table:formula="of:=[.B24]*(200/[.C24])/1000"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18.18" calcext:value-type="float">
            <text:p>18.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4]*[.I24])/[.F24]" office:value-type="float" office:value="5.5005500550055" calcext:value-type="float">
            <text:p>5.50</text:p>
          </table:table-cell>
          <table:table-cell table:formula="of:=ROUND([.J24];0)" office:value-type="float" office:value="6" calcext:value-type="float">
            <text:p>6</text:p>
          </table:table-cell>
          <table:table-cell table:formula="of:=([.F24]*[.K24])/[.I24]" office:value-type="float" office:value="2.1816" calcext:value-type="float">
            <text:p>2.1816</text:p>
          </table:table-cell>
          <table:table-cell table:formula="of:=[.I24]-[.K24]" office:value-type="float" office:value="44" calcext:value-type="float">
            <text:p>4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2P12</text:p>
          </table:table-cell>
          <table:table-cell office:value-type="float" office:value="79.2" calcext:value-type="float">
            <text:p>79.2</text:p>
          </table:table-cell>
          <table:table-cell office:value-type="float" office:value="1" calcext:value-type="float">
            <text:p>1</text:p>
          </table:table-cell>
          <table:table-cell table:formula="of:=[.B25]*(200/[.C25])/1000"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15.84" calcext:value-type="float">
            <text:p>15.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5]*[.I25])/[.F25]" office:value-type="float" office:value="6.31313131313131" calcext:value-type="float">
            <text:p>6.31</text:p>
          </table:table-cell>
          <table:table-cell table:formula="of:=ROUND([.J25];0)" office:value-type="float" office:value="6" calcext:value-type="float">
            <text:p>6</text:p>
          </table:table-cell>
          <table:table-cell table:formula="of:=([.F25]*[.K25])/[.I25]" office:value-type="float" office:value="1.9008" calcext:value-type="float">
            <text:p>1.9008</text:p>
          </table:table-cell>
          <table:table-cell table:formula="of:=[.I25]-[.K25]" office:value-type="float" office:value="44" calcext:value-type="float">
            <text:p>4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N0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26]*(200/[.C26])/1000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6]*[.I26])/[.F26]" office:value-type="float" office:value="3.96825396825397" calcext:value-type="float">
            <text:p>3.97</text:p>
          </table:table-cell>
          <table:table-cell table:formula="of:=ROUND([.J26];0)" office:value-type="float" office:value="4" calcext:value-type="float">
            <text:p>4</text:p>
          </table:table-cell>
          <table:table-cell table:formula="of:=([.F26]*[.K26])/[.I26]" office:value-type="float" office:value="2.016" calcext:value-type="float">
            <text:p>2.016</text:p>
          </table:table-cell>
          <table:table-cell table:formula="of:=[.I26]-[.K26]" office:value-type="float" office:value="46" calcext:value-type="float">
            <text:p>4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N02</text:p>
          </table:table-cell>
          <table:table-cell office:value-type="float" office:value="57.9" calcext:value-type="float">
            <text:p>57.9</text:p>
          </table:table-cell>
          <table:table-cell office:value-type="float" office:value="1" calcext:value-type="float">
            <text:p>1</text:p>
          </table:table-cell>
          <table:table-cell table:formula="of:=[.B27]*(200/[.C27])/1000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7]*[.I27])/[.F27]" office:value-type="float" office:value="8.63557858376511" calcext:value-type="float">
            <text:p>8.64</text:p>
          </table:table-cell>
          <table:table-cell table:formula="of:=ROUND([.J27];0)" office:value-type="float" office:value="9" calcext:value-type="float">
            <text:p>9</text:p>
          </table:table-cell>
          <table:table-cell table:formula="of:=([.F27]*[.K27])/[.I27]" office:value-type="float" office:value="2.0844" calcext:value-type="float">
            <text:p>2.0844</text:p>
          </table:table-cell>
          <table:table-cell table:formula="of:=[.I27]-[.K27]" office:value-type="float" office:value="41" calcext:value-type="float">
            <text:p>4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N03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table:formula="of:=[.B28]*(200/[.C28])/1000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8]*[.I28])/[.F28]" office:value-type="float" office:value="22.2222222222222" calcext:value-type="float">
            <text:p>22.22</text:p>
          </table:table-cell>
          <table:table-cell table:formula="of:=ROUND([.J28];0)" office:value-type="float" office:value="22" calcext:value-type="float">
            <text:p>22</text:p>
          </table:table-cell>
          <table:table-cell table:formula="of:=([.F28]*[.K28])/[.I28]" office:value-type="float" office:value="1.98" calcext:value-type="float">
            <text:p>1.98</text:p>
          </table:table-cell>
          <table:table-cell table:formula="of:=[.I28]-[.K28]" office:value-type="float" office:value="28" calcext:value-type="float">
            <text:p>2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N04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B29]*(200/[.C29])/1000"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4.68" calcext:value-type="float">
            <text:p>4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29]*[.I29])/[.F29]" office:value-type="float" office:value="21.3675213675214" calcext:value-type="float">
            <text:p>21.37</text:p>
          </table:table-cell>
          <table:table-cell table:formula="of:=ROUND([.J29];0)" office:value-type="float" office:value="21" calcext:value-type="float">
            <text:p>21</text:p>
          </table:table-cell>
          <table:table-cell table:formula="of:=([.F29]*[.K29])/[.I29]" office:value-type="float" office:value="1.9656" calcext:value-type="float">
            <text:p>1.9656</text:p>
          </table:table-cell>
          <table:table-cell table:formula="of:=[.I29]-[.K29]" office:value-type="float" office:value="29" calcext:value-type="float">
            <text:p>29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N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0]*(200/[.C30])/1000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2.4" calcext:value-type="float">
            <text:p>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([.H30]*[.I30])/[.F30]" office:value-type="float" office:value="33.3333333333333" calcext:value-type="float">
            <text:p>33.33</text:p>
          </table:table-cell>
          <table:table-cell table:formula="of:=ROUND([.J30];0)" office:value-type="float" office:value="33" calcext:value-type="float">
            <text:p>33</text:p>
          </table:table-cell>
          <table:table-cell table:formula="of:=([.F30]*[.K30])/[.I30]" office:value-type="float" office:value="1.98" calcext:value-type="float">
            <text:p>1.9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N0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31]*(200/[.C31])/1000"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([.H31]*[.I31])/[.F31]" office:value-type="float" office:value="4.05405405405405" calcext:value-type="float">
            <text:p>4.05</text:p>
          </table:table-cell>
          <table:table-cell table:formula="of:=ROUND([.J31];0)" office:value-type="float" office:value="4" calcext:value-type="float">
            <text:p>4</text:p>
          </table:table-cell>
          <table:table-cell table:formula="of:=([.F31]*[.K31])/[.I31]" office:value-type="float" office:value="1.97333333333333" calcext:value-type="float">
            <text:p>1.97333333333333</text:p>
          </table:table-cell>
          <table:table-cell table:formula="of:=[.I31]-[.K31]" office:value-type="float" office:value="41" calcext:value-type="float">
            <text:p>4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N07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formula="of:=[.B32]*(200/[.C32])/1000" office:value-type="float" office:value="18.24" calcext:value-type="float">
            <text:p>18.24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18.24" calcext:value-type="float">
            <text:p>18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2]*[.I32])/[.F32]" office:value-type="float" office:value="5.48245614035088" calcext:value-type="float">
            <text:p>5.48</text:p>
          </table:table-cell>
          <table:table-cell table:formula="of:=ROUND([.J32];0)" office:value-type="float" office:value="5" calcext:value-type="float">
            <text:p>5</text:p>
          </table:table-cell>
          <table:table-cell table:formula="of:=([.F32]*[.K32])/[.I32]" office:value-type="float" office:value="1.824" calcext:value-type="float">
            <text:p>1.824</text:p>
          </table:table-cell>
          <table:table-cell table:formula="of:=[.I32]-[.K32]" office:value-type="float" office:value="45" calcext:value-type="float">
            <text:p>4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N0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B33]*(200/[.C33])/1000"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21.8" calcext:value-type="float">
            <text:p>2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3]*[.I33])/[.F33]" office:value-type="float" office:value="4.58715596330275" calcext:value-type="float">
            <text:p>4.59</text:p>
          </table:table-cell>
          <table:table-cell table:formula="of:=ROUND([.J33];0)" office:value-type="float" office:value="5" calcext:value-type="float">
            <text:p>5</text:p>
          </table:table-cell>
          <table:table-cell table:formula="of:=([.F33]*[.K33])/[.I33]" office:value-type="float" office:value="2.18" calcext:value-type="float">
            <text:p>2.18</text:p>
          </table:table-cell>
          <table:table-cell table:formula="of:=[.I33]-[.K33]" office:value-type="float" office:value="45" calcext:value-type="float">
            <text:p>4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N09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34]*(200/[.C34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13.46" calcext:value-type="float">
            <text:p>13.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4]*[.I34])/[.F34]" office:value-type="float" office:value="7.42942050520059" calcext:value-type="float">
            <text:p>7.43</text:p>
          </table:table-cell>
          <table:table-cell table:formula="of:=ROUND([.J34];0)" office:value-type="float" office:value="7" calcext:value-type="float">
            <text:p>7</text:p>
          </table:table-cell>
          <table:table-cell table:formula="of:=([.F34]*[.K34])/[.I34]" office:value-type="float" office:value="1.8844" calcext:value-type="float">
            <text:p>1.8844</text:p>
          </table:table-cell>
          <table:table-cell table:formula="of:=[.I34]-[.K34]" office:value-type="float" office:value="43" calcext:value-type="float">
            <text:p>4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N10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table:formula="of:=[.B35]*(200/[.C35])/1000"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5]*[.I35])/[.F35]" office:value-type="float" office:value="12.6582278481013" calcext:value-type="float">
            <text:p>12.66</text:p>
          </table:table-cell>
          <table:table-cell table:formula="of:=ROUND([.J35];0)" office:value-type="float" office:value="13" calcext:value-type="float">
            <text:p>13</text:p>
          </table:table-cell>
          <table:table-cell table:formula="of:=([.F35]*[.K35])/[.I35]" office:value-type="float" office:value="2.054" calcext:value-type="float">
            <text:p>2.054</text:p>
          </table:table-cell>
          <table:table-cell table:formula="of:=[.I35]-[.K35]" office:value-type="float" office:value="37" calcext:value-type="float">
            <text:p>3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N1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[.B36]*(200/[.C36])/1000" office:value-type="float" office:value="13.34" calcext:value-type="float">
            <text:p>13.34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13.34" calcext:value-type="float">
            <text:p>13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6]*[.I36])/[.F36]" office:value-type="float" office:value="7.49625187406297" calcext:value-type="float">
            <text:p>7.50</text:p>
          </table:table-cell>
          <table:table-cell table:formula="of:=ROUND([.J36];0)" office:value-type="float" office:value="7" calcext:value-type="float">
            <text:p>7</text:p>
          </table:table-cell>
          <table:table-cell table:formula="of:=([.F36]*[.K36])/[.I36]" office:value-type="float" office:value="1.8676" calcext:value-type="float">
            <text:p>1.8676</text:p>
          </table:table-cell>
          <table:table-cell table:formula="of:=[.I36]-[.K36]" office:value-type="float" office:value="43" calcext:value-type="float">
            <text:p>4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N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7]*(200/[.C37])/1000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7]*[.I37])/[.F37]" office:value-type="float" office:value="11.1111111111111" calcext:value-type="float">
            <text:p>11.11</text:p>
          </table:table-cell>
          <table:table-cell table:formula="of:=ROUND([.J37];0)" office:value-type="float" office:value="11" calcext:value-type="float">
            <text:p>11</text:p>
          </table:table-cell>
          <table:table-cell table:formula="of:=([.F37]*[.K37])/[.I37]" office:value-type="float" office:value="1.98" calcext:value-type="float">
            <text:p>1.98</text:p>
          </table:table-cell>
          <table:table-cell table:formula="of:=[.I37]-[.K37]" office:value-type="float" office:value="39" calcext:value-type="float">
            <text:p>3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5P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38]*(200/[.C38])/1000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8]*[.I38])/[.F38]" office:value-type="float" office:value="7.69230769230769" calcext:value-type="float">
            <text:p>7.69</text:p>
          </table:table-cell>
          <table:table-cell table:formula="of:=ROUND([.J38];0)" office:value-type="float" office:value="8" calcext:value-type="float">
            <text:p>8</text:p>
          </table:table-cell>
          <table:table-cell table:formula="of:=([.F38]*[.K38])/[.I38]" office:value-type="float" office:value="2.08" calcext:value-type="float">
            <text:p>2.08</text:p>
          </table:table-cell>
          <table:table-cell table:formula="of:=[.I38]-[.K38]" office:value-type="float" office:value="42" calcext:value-type="float">
            <text:p>4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P0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B39]*(200/[.C39])/100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39]*[.I39])/[.F39]" office:value-type="float" office:value="5.88235294117647" calcext:value-type="float">
            <text:p>5.88</text:p>
          </table:table-cell>
          <table:table-cell table:formula="of:=ROUND([.J39];0)" office:value-type="float" office:value="6" calcext:value-type="float">
            <text:p>6</text:p>
          </table:table-cell>
          <table:table-cell table:formula="of:=([.F39]*[.K39])/[.I39]" office:value-type="float" office:value="2.04" calcext:value-type="float">
            <text:p>2.04</text:p>
          </table:table-cell>
          <table:table-cell table:formula="of:=[.I39]-[.K39]" office:value-type="float" office:value="44" calcext:value-type="float">
            <text:p>4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5P03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table:formula="of:=[.B40]*(200/[.C40])/1000"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float" office:value="3.74" calcext:value-type="float">
            <text:p>3.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0]*[.I40])/[.F40]" office:value-type="float" office:value="26.7379679144385" calcext:value-type="float">
            <text:p>26.74</text:p>
          </table:table-cell>
          <table:table-cell table:formula="of:=ROUND([.J40];0)" office:value-type="float" office:value="27" calcext:value-type="float">
            <text:p>27</text:p>
          </table:table-cell>
          <table:table-cell table:formula="of:=([.F40]*[.K40])/[.I40]" office:value-type="float" office:value="2.0196" calcext:value-type="float">
            <text:p>2.0196</text:p>
          </table:table-cell>
          <table:table-cell table:formula="of:=[.I40]-[.K40]" office:value-type="float" office:value="23" calcext:value-type="float">
            <text:p>2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P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1]*(200/[.C41])/1000"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[.D41]*[.E41]" office:value-type="float" office:value="4.4" calcext:value-type="float">
            <text:p>4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1]*[.I41])/[.F41]" office:value-type="float" office:value="22.7272727272727" calcext:value-type="float">
            <text:p>22.73</text:p>
          </table:table-cell>
          <table:table-cell table:formula="of:=ROUND([.J41];0)" office:value-type="float" office:value="23" calcext:value-type="float">
            <text:p>23</text:p>
          </table:table-cell>
          <table:table-cell table:formula="of:=([.F41]*[.K41])/[.I41]" office:value-type="float" office:value="2.024" calcext:value-type="float">
            <text:p>2.024</text:p>
          </table:table-cell>
          <table:table-cell table:formula="of:=[.I41]-[.K41]" office:value-type="float" office:value="27" calcext:value-type="float">
            <text:p>2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5P05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  <table:table-cell table:formula="of:=[.B42]*(200/[.C42])/1000"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6.68" calcext:value-type="float">
            <text:p>6.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2]*[.I42])/[.F42]" office:value-type="float" office:value="14.9700598802395" calcext:value-type="float">
            <text:p>14.97</text:p>
          </table:table-cell>
          <table:table-cell table:formula="of:=ROUND([.J42];0)" office:value-type="float" office:value="15" calcext:value-type="float">
            <text:p>15</text:p>
          </table:table-cell>
          <table:table-cell table:formula="of:=([.F42]*[.K42])/[.I42]" office:value-type="float" office:value="2.004" calcext:value-type="float">
            <text:p>2.004</text:p>
          </table:table-cell>
          <table:table-cell table:formula="of:=[.I42]-[.K42]" office:value-type="float" office:value="35" calcext:value-type="float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5P06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table:formula="of:=[.B43]*(200/[.C43])/1000" office:value-type="float" office:value="13.46" calcext:value-type="float">
            <text:p>13.46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13.46" calcext:value-type="float">
            <text:p>13.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3]*[.I43])/[.F43]" office:value-type="float" office:value="7.42942050520059" calcext:value-type="float">
            <text:p>7.43</text:p>
          </table:table-cell>
          <table:table-cell table:formula="of:=ROUND([.J43];0)" office:value-type="float" office:value="7" calcext:value-type="float">
            <text:p>7</text:p>
          </table:table-cell>
          <table:table-cell table:formula="of:=([.F43]*[.K43])/[.I43]" office:value-type="float" office:value="1.8844" calcext:value-type="float">
            <text:p>1.8844</text:p>
          </table:table-cell>
          <table:table-cell table:formula="of:=[.I43]-[.K43]" office:value-type="float" office:value="43" calcext:value-type="float">
            <text:p>4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5P0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[.B44]*(200/[.C44])/1000"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4]*[.I44])/[.F44]" office:value-type="float" office:value="3.3112582781457" calcext:value-type="float">
            <text:p>3.31</text:p>
          </table:table-cell>
          <table:table-cell table:formula="of:=ROUND([.J44];0)" office:value-type="float" office:value="3" calcext:value-type="float">
            <text:p>3</text:p>
          </table:table-cell>
          <table:table-cell table:formula="of:=([.F44]*[.K44])/[.I44]" office:value-type="float" office:value="1.812" calcext:value-type="float">
            <text:p>1.812</text:p>
          </table:table-cell>
          <table:table-cell table:formula="of:=[.I44]-[.K44]" office:value-type="float" office:value="47" calcext:value-type="float">
            <text:p>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5P08</text:p>
          </table:table-cell>
          <table:table-cell office:value-type="float" office:value="79.1" calcext:value-type="float">
            <text:p>79.1</text:p>
          </table:table-cell>
          <table:table-cell office:value-type="float" office:value="1" calcext:value-type="float">
            <text:p>1</text:p>
          </table:table-cell>
          <table:table-cell table:formula="of:=[.B45]*(200/[.C45])/1000"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15.82" calcext:value-type="float">
            <text:p>15.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5]*[.I45])/[.F45]" office:value-type="float" office:value="6.32111251580278" calcext:value-type="float">
            <text:p>6.32</text:p>
          </table:table-cell>
          <table:table-cell table:formula="of:=ROUND([.J45];0)" office:value-type="float" office:value="6" calcext:value-type="float">
            <text:p>6</text:p>
          </table:table-cell>
          <table:table-cell table:formula="of:=([.F45]*[.K45])/[.I45]" office:value-type="float" office:value="1.8984" calcext:value-type="float">
            <text:p>1.8984</text:p>
          </table:table-cell>
          <table:table-cell table:formula="of:=[.I45]-[.K45]" office:value-type="float" office:value="44" calcext:value-type="float">
            <text:p>4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5P09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6]*(200/[.C46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6]*[.I46])/[.F46]" office:value-type="float" office:value="5.99520383693046" calcext:value-type="float">
            <text:p>6.00</text:p>
          </table:table-cell>
          <table:table-cell table:formula="of:=ROUND([.J46];0)" office:value-type="float" office:value="6" calcext:value-type="float">
            <text:p>6</text:p>
          </table:table-cell>
          <table:table-cell table:formula="of:=([.F46]*[.K46])/[.I46]" office:value-type="float" office:value="2.0016" calcext:value-type="float">
            <text:p>2.0016</text:p>
          </table:table-cell>
          <table:table-cell table:formula="of:=[.I46]-[.K46]" office:value-type="float" office:value="44" calcext:value-type="float">
            <text:p>4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5P10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[.B47]*(200/[.C47])/1000" office:value-type="float" office:value="19.68" calcext:value-type="float">
            <text:p>19.68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19.68" calcext:value-type="float">
            <text:p>19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7]*[.I47])/[.F47]" office:value-type="float" office:value="5.08130081300813" calcext:value-type="float">
            <text:p>5.08</text:p>
          </table:table-cell>
          <table:table-cell table:formula="of:=ROUND([.J47];0)" office:value-type="float" office:value="5" calcext:value-type="float">
            <text:p>5</text:p>
          </table:table-cell>
          <table:table-cell table:formula="of:=([.F47]*[.K47])/[.I47]" office:value-type="float" office:value="1.968" calcext:value-type="float">
            <text:p>1.968</text:p>
          </table:table-cell>
          <table:table-cell table:formula="of:=[.I47]-[.K47]" office:value-type="float" office:value="45" calcext:value-type="float">
            <text:p>4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5P11</text:p>
          </table:table-cell>
          <table:table-cell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table:formula="of:=[.B48]*(200/[.C48])/1000"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10.78" calcext:value-type="float">
            <text:p>10.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8]*[.I48])/[.F48]" office:value-type="float" office:value="9.27643784786642" calcext:value-type="float">
            <text:p>9.28</text:p>
          </table:table-cell>
          <table:table-cell table:formula="of:=ROUND([.J48];0)" office:value-type="float" office:value="9" calcext:value-type="float">
            <text:p>9</text:p>
          </table:table-cell>
          <table:table-cell table:formula="of:=([.F48]*[.K48])/[.I48]" office:value-type="float" office:value="1.9404" calcext:value-type="float">
            <text:p>1.9404</text:p>
          </table:table-cell>
          <table:table-cell table:formula="of:=[.I48]-[.K48]" office:value-type="float" office:value="41" calcext:value-type="float">
            <text:p>4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5P12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table:formula="of:=[.B49]*(200/[.C49])/1000"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49]*[.I49])/[.F49]" office:value-type="float" office:value="5.99520383693046" calcext:value-type="float">
            <text:p>6.00</text:p>
          </table:table-cell>
          <table:table-cell table:formula="of:=ROUND([.J49];0)" office:value-type="float" office:value="6" calcext:value-type="float">
            <text:p>6</text:p>
          </table:table-cell>
          <table:table-cell table:formula="of:=([.F49]*[.K49])/[.I49]" office:value-type="float" office:value="2.0016" calcext:value-type="float">
            <text:p>2.0016</text:p>
          </table:table-cell>
          <table:table-cell table:formula="of:=[.I49]-[.K49]" office:value-type="float" office:value="44" calcext:value-type="float">
            <text:p>4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01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0]*(200/[.C50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0];0)" office:value-type="float" office:value="20" calcext:value-type="float">
            <text:p>20</text:p>
          </table:table-cell>
          <table:table-cell table:formula="of:=([.F50]*[.K50])/[.I50]" office:value-type="string" office:string-value="" calcext:value-type="error">
            <text:p>#VALUE!</text:p>
          </table:table-cell>
          <table:table-cell table:formula="of:=[.I50]-[.K50]" office:value-type="float" office:value="0" calcext:value-type="float">
            <text:p>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1]*(200/[.C51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1]*[.E51]" office:value-type="string" office:string-value="" calcext:value-type="error">
            <text:p>#VALUE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1];0)" office:value-type="float" office:value="20" calcext:value-type="float">
            <text:p>20</text:p>
          </table:table-cell>
          <table:table-cell table:formula="of:=([.F51]*[.K51])/[.I51]" office:value-type="string" office:string-value="" calcext:value-type="error">
            <text:p>#VALUE!</text:p>
          </table:table-cell>
          <table:table-cell table:formula="of:=[.I51]-[.K51]" office:value-type="float" office:value="0" calcext:value-type="float">
            <text:p>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03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table:formula="of:=[.B52]*(200/[.C52])/1000"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0.0144" calcext:value-type="float">
            <text:p>0.0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2];0)" office:value-type="float" office:value="20" calcext:value-type="float">
            <text:p>20</text:p>
          </table:table-cell>
          <table:table-cell table:formula="of:=([.F52]*[.K52])/[.I52]" office:value-type="float" office:value="0.0144" calcext:value-type="float">
            <text:p>0.0144</text:p>
          </table:table-cell>
          <table:table-cell table:formula="of:=[.I52]-[.K52]" office:value-type="float" office:value="0" calcext:value-type="float">
            <text:p>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04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3]*(200/[.C53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3];0)" office:value-type="float" office:value="20" calcext:value-type="float">
            <text:p>20</text:p>
          </table:table-cell>
          <table:table-cell table:formula="of:=([.F53]*[.K53])/[.I53]" office:value-type="string" office:string-value="" calcext:value-type="error">
            <text:p>#VALUE!</text:p>
          </table:table-cell>
          <table:table-cell table:formula="of:=[.I53]-[.K53]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05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4]*(200/[.C54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4]*[.E54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4];0)" office:value-type="float" office:value="20" calcext:value-type="float">
            <text:p>20</text:p>
          </table:table-cell>
          <table:table-cell table:formula="of:=([.F54]*[.K54])/[.I54]" office:value-type="string" office:string-value="" calcext:value-type="error">
            <text:p>#VALUE!</text:p>
          </table:table-cell>
          <table:table-cell table:formula="of:=[.I54]-[.K54]"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01</text:p>
          </table:table-cell>
          <table:table-cell office:value-type="float" office:value="26.5" calcext:value-type="float">
            <text:p>26.5</text:p>
          </table:table-cell>
          <table:table-cell office:value-type="float" office:value="10" calcext:value-type="float">
            <text:p>10</text:p>
          </table:table-cell>
          <table:table-cell table:formula="of:=[.B55]*(200/[.C55])/1000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5];0)" office:value-type="float" office:value="20" calcext:value-type="float">
            <text:p>20</text:p>
          </table:table-cell>
          <table:table-cell table:formula="of:=([.F55]*[.K55])/[.I55]" office:value-type="float" office:value="0.53" calcext:value-type="float">
            <text:p>0.53</text:p>
          </table:table-cell>
          <table:table-cell table:formula="of:=[.I55]-[.K55]" office:value-type="float" office:value="0" calcext:value-type="float">
            <text:p>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M02</text:p>
          </table:table-cell>
          <table:table-cell office:value-type="string" calcext:value-type="string">
            <text:p>&lt;0.50</text:p>
          </table:table-cell>
          <table:table-cell office:value-type="float" office:value="1" calcext:value-type="float">
            <text:p>1</text:p>
          </table:table-cell>
          <table:table-cell table:formula="of:=[.B56]*(200/[.C56])/1000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  <table:table-cell table:formula="of:=[.D56]*[.E56]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6];0)" office:value-type="float" office:value="20" calcext:value-type="float">
            <text:p>20</text:p>
          </table:table-cell>
          <table:table-cell table:formula="of:=([.F56]*[.K56])/[.I56]" office:value-type="string" office:string-value="" calcext:value-type="error">
            <text:p>#VALUE!</text:p>
          </table:table-cell>
          <table:table-cell table:formula="of:=[.I56]-[.K56]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03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formula="of:=[.B57]*(200/[.C57])/1000" office:value-type="float" office:value="0.728" calcext:value-type="float">
            <text:p>0.728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.00</text:p>
          </table:table-cell>
          <table:table-cell table:formula="of:=ROUND([.J57];0)" office:value-type="float" office:value="20" calcext:value-type="float">
            <text:p>20</text:p>
          </table:table-cell>
          <table:table-cell table:formula="of:=([.F57]*[.K57])/[.I57]" office:value-type="float" office:value="0.728" calcext:value-type="float">
            <text:p>0.728</text:p>
          </table:table-cell>
          <table:table-cell table:formula="of:=[.I57]-[.K57]" office:value-type="float" office:value="0" calcext:value-type="float">
            <text:p>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0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B58]*(200/[.C58])/1000" office:value-type="float" office:value="47.8" calcext:value-type="float">
            <text:p>47.8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47.8" calcext:value-type="float">
            <text:p>47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H58]*[.I58])/[.F58]" office:value-type="float" office:value="2.09205020920502" calcext:value-type="float">
            <text:p>2.09</text:p>
          </table:table-cell>
          <table:table-cell table:formula="of:=ROUND([.J58];0)" office:value-type="float" office:value="2" calcext:value-type="float">
            <text:p>2</text:p>
          </table:table-cell>
          <table:table-cell table:formula="of:=([.F58]*[.K58])/[.I58]" office:value-type="float" office:value="1.912" calcext:value-type="float">
            <text:p>1.912</text:p>
          </table:table-cell>
          <table:table-cell table:formula="of:=[.I58]-[.K58]" office:value-type="float" office:value="48" calcext:value-type="float">
            <text:p>4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02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formula="of:=[.B59]*(200/[.C59])/1000"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formula="of:=[.D59]*[.E59]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([.H59]*[.I59])/[.F59]" office:value-type="float" office:value="0.96" calcext:value-type="float">
            <text:p>0.96</text:p>
          </table:table-cell>
          <table:table-cell table:formula="of:=ROUND([.J59];0)" office:value-type="float" office:value="1" calcext:value-type="float">
            <text:p>1</text:p>
          </table:table-cell>
          <table:table-cell table:formula="of:=([.F59]*[.K59])/[.I59]" office:value-type="float" office:value="2.08333333333333" calcext:value-type="float">
            <text:p>2.08333333333333</text:p>
          </table:table-cell>
          <table:table-cell table:formula="of:=[.I59]-[.K59]" office:value-type="float" office:value="59" calcext:value-type="float">
            <text:p>5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1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 Table_Qubit_1" table:style-name="ta1">
        <table:table-column table:style-name="co6" table:default-cell-style-name="ce5"/>
        <table:table-column table:style-name="co7" table:default-cell-style-name="ce11"/>
        <table:table-column table:style-name="co6" table:default-cell-style-name="ce17"/>
        <table:table-column table:style-name="co6" table:number-columns-repeated="10" table:default-cell-style-name="ce19"/>
        <table:table-column table:style-name="co6" table:default-cell-style-name="ce28"/>
        <table:table-column table:style-name="co6" table:default-cell-style-name="ce35"/>
        <table:table-row table:style-name="ro1">
          <table:table-cell table:style-name="ce3"/>
          <table:table-cell table:style-name="ce9"/>
          <table:table-cell table:style-name="ce15" office:value-type="string" calcext:value-type="string">
            <text:p>Column P</text:p>
          </table:table-cell>
          <table:table-cell table:style-name="ce23" table:number-columns-repeated="11"/>
          <table:table-cell table:style-name="ce33"/>
        </table:table-row>
        <table:table-row table:style-name="ro1">
          <table:table-cell table:style-name="ce4" office:value-type="string" calcext:value-type="string">
            <text:p>Column O</text:p>
          </table:table-cell>
          <table:table-cell table:style-name="ce10" office:value-type="string" calcext:value-type="string">
            <text:p>Data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34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45" calcext:value-type="float">
            <text:p>45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9" office:value-type="float" office:value="47" calcext:value-type="float">
            <text:p>47</text:p>
          </table:table-cell>
          <table:table-cell table:style-name="ce36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m - Rounded Sample Vol (uL)</text:p>
          </table:table-cell>
          <table:table-cell table:style-name="ce19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2" table:style-name="ce20" office:value-type="float" office:value="44" calcext:value-type="float">
            <text:p>44</text:p>
          </table:table-cell>
          <table:table-cell table:style-name="ce36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m - Rounded Sample Vol (uL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43" calcext:value-type="float">
            <text:p>43</text:p>
          </table:table-cell>
          <table:table-cell table:style-name="ce29" office:value-type="float" office:value="39" calcext:value-type="float">
            <text:p>39</text:p>
          </table:table-cell>
          <table:table-cell table:style-name="ce36"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m - Rounded Sample Vol (uL)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7" calcext:value-type="float">
            <text:p>47</text:p>
          </table:table-cell>
          <table:table-cell table:number-columns-repeated="2"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4" calcext:value-type="float">
            <text:p>44</text:p>
          </table:table-cell>
          <table:table-cell table:style-name="ce36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m - Rounded Sample Vol (uL)</text:p>
          </table:table-cell>
          <table:table-cell table:number-columns-repeated="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30"/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um - Water Vol (uL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59" calcext:value-type="float">
            <text:p>59</text:p>
          </table:table-cell>
          <table:table-cell table:style-name="ce27"/>
          <table:table-cell table:style-name="ce31"/>
          <table:table-cell table:style-name="ce36" office:value-type="float" office:value="107" calcext:value-type="float">
            <text:p>107</text:p>
          </table:table-cell>
        </table:table-row>
        <table:table-row table:style-name="ro1">
          <table:table-cell table:style-name="ce7" office:value-type="string" calcext:value-type="string">
            <text:p>Total Sum - Rounded Sample Vol (uL)</text:p>
          </table:table-cell>
          <table:table-cell table:style-name="ce13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97" calcext:value-type="float">
            <text:p>97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37" office:value-type="float" office:value="598" calcext:value-type="float">
            <text:p>598</text:p>
          </table:table-cell>
        </table:table-row>
        <table:table-row table:style-name="ro1">
          <table:table-cell table:style-name="ce8" office:value-type="string" calcext:value-type="string">
            <text:p>Total Sum - Water Vol (uL)</text:p>
          </table:table-cell>
          <table:table-cell table:style-name="ce14"/>
          <table:table-cell table:style-name="ce22" office:value-type="float" office:value="170" calcext:value-type="float">
            <text:p>170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169" calcext:value-type="float">
            <text:p>169</text:p>
          </table:table-cell>
          <table:table-cell table:number-columns-repeated="2" table:style-name="ce25" office:value-type="float" office:value="226" calcext:value-type="float">
            <text:p>226</text:p>
          </table:table-cell>
          <table:table-cell table:style-name="ce25" office:value-type="float" office:value="175" calcext:value-type="float">
            <text:p>175</text:p>
          </table:table-cell>
          <table:table-cell table:style-name="ce32" office:value-type="float" office:value="174" calcext:value-type="float">
            <text:p>174</text:p>
          </table:table-cell>
          <table:table-cell table:style-name="ce38" office:value-type="float" office:value="2042" calcext:value-type="float">
            <text:p>2042</text:p>
          </table:table-cell>
        </table:table-row>
      </table:table>
      <table:named-expressions/>
      <table:database-ranges>
        <table:database-range table:name="__Anonymous_Sheet_DB__0" table:target-range-address="Qubit.A1:Qubit.N5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Qubit_1'.A1:'Pivot Table_Qubit_1'.O14" table:buttons="'Pivot Table_Qubit_1'.A2 'Pivot Table_Qubit_1'.B2 'Pivot Table_Qubit_1'.C1" table:show-filter-button="false" table:drill-down-on-double-click="false">
          <table:source-cell-range table:cell-range-address="Qubit.A1:Qubit.P59"/>
          <table:data-pilot-field table:source-field-name="Column 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O" table:orientation="row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Rounded Sample Vol (uL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 Vol (uL)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0:40:24.71108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Morris</meta:initial-creator>
    <meta:creation-date>2020-11-16T15:34:31.554853536</meta:creation-date>
    <dc:date>2020-11-19T15:08:07.874811918</dc:date>
    <dc:creator>Andrew Morris</dc:creator>
    <meta:editing-duration>PT4H57M18S</meta:editing-duration>
    <meta:editing-cycles>12</meta:editing-cycles>
    <meta:generator>LibreOffice/6.4.6.2$Linux_X86_64 LibreOffice_project/40$Build-2</meta:generator>
    <meta:document-statistic meta:table-count="2" meta:cell-count="1127" meta:object-count="0"/>
  </office:meta>
</office:document-meta>
</file>